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06cm"/>
    </style:style>
    <style:style style:name="Tabla1.B" style:family="table-column">
      <style:table-column-properties style:column-width="7.271cm"/>
    </style:style>
    <style:style style:name="Tabla1.C" style:family="table-column">
      <style:table-column-properties style:column-width="5.207cm"/>
    </style:style>
    <style:style style:name="Tabla1.D" style:family="table-column">
      <style:table-column-properties style:column-width="3.46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Vamos a aplicar los <text:span text:style-name="Strong_20_Emphasis">4 puntos de protección técnica</text:span> a un caso realista: una empresa con una web en <text:span text:style-name="Strong_20_Emphasis">WordPress ya en producción</text:span>, sin conocimientos técnicos avanzados. Esto te permitirá validar si el servicio es viable como producto y qué barreras puede tener.</text:p>
      <text:p text:style-name="Horizontal_20_Line"/>
      <text:h text:style-name="Heading_20_2" text:outline-level="2"><text:span text:style-name="Strong_20_Emphasis">Caso de Uso: Empresa con Web WordPress en Producción</text:span></text:h>
      <text:h text:style-name="Heading_20_3" text:outline-level="3"><text:span text:style-name="Strong_20_Emphasis">Objetivo del cliente:</text:span></text:h>
      <text:p text:style-name="Text_20_body">Proteger el contenido del sitio web (textos, imágenes, PDFs, código embebido) frente a rastreadores de IA, uso indebido en modelos LLM, y copia no autorizada.</text:p>
      <text:p text:style-name="Horizontal_20_Line"/>
      <text:h text:style-name="Heading_20_2" text:outline-level="2"><text:span text:style-name="Strong_20_Emphasis">1. Protección Básica (bloqueo de bots IA)</text:span></text:h>
      <text:h text:style-name="Heading_20_3" text:outline-level="3"><text:span text:style-name="Strong_20_Emphasis">Acción: Generar e instalar </text:span><text:span text:style-name="Strong_20_Emphasis"><text:span text:style-name="Source_20_Text">robots.txt</text:span></text:span><text:span text:style-name="Strong_20_Emphasis"> y </text:span><text:span text:style-name="Strong_20_Emphasis"><text:span text:style-name="Source_20_Text">llms.txt</text:span></text:span></text:h>
      <text:p text:style-name="Text_20_body"><text:span text:style-name="Strong_20_Emphasis">Cómo lo haría tu startup:</text:span></text:p>
      <text:list text:style-name="L1">
        <text:list-item>
          <text:p text:style-name="P1">Tu sistema genera los archivos listos para descargar</text:p>
        </text:list-item>
        <text:list-item>
          <text:p text:style-name="P1">El cliente recibe un tutorial (o plugin) que le dice:</text:p>
          <text:list>
            <text:list-item>
              <text:p text:style-name="P1">Accede a tu servidor (FTP o cPanel)</text:p>
            </text:list-item>
            <text:list-item>
              <text:p text:style-name="P1">Sube <text:span text:style-name="Source_20_Text">robots.txt</text:span> y <text:span text:style-name="Source_20_Text">llms.txt</text:span> al directorio raíz (<text:span text:style-name="Source_20_Text">/public_html/</text:span>)</text:p>
            </text:list-item>
            <text:list-item>
              <text:p text:style-name="P1">Verifica visitando <text:span text:style-name="Source_20_Text">https://tusitio.com/robots.txt</text:span></text:p>
            </text:list-item>
          </text:list>
        </text:list-item>
      </text:list>
      <text:p text:style-name="Text_20_body"><text:span text:style-name="Strong_20_Emphasis">Automatización extra:</text:span></text:p>
      <text:list text:style-name="L2">
        <text:list-item>
          <text:p text:style-name="P2">Plugin propio de WordPress que lo haga con un clic desde el panel de admin</text:p>
        </text:list-item>
      </text:list>
      <text:p text:style-name="Horizontal_20_Line"/>
      <text:h text:style-name="Heading_20_2" text:outline-level="2"><text:span text:style-name="Strong_20_Emphasis">2. Protección Avanzada (bloqueo de rastreadores IA en tiempo real)</text:span></text:h>
      <text:h text:style-name="Heading_20_3" text:outline-level="3"><text:span text:style-name="Strong_20_Emphasis">Acción: Instalar un plugin de seguridad + middleware personalizado</text:span></text:h>
      <text:p text:style-name="Text_20_body"><text:span text:style-name="Strong_20_Emphasis">Opción A (rápida):</text:span></text:p>
      <text:list text:style-name="L3">
        <text:list-item>
          <text:p text:style-name="P3">Recomiendas usar plugins tipo:</text:p>
          <text:list>
            <text:list-item>
              <text:p text:style-name="P3"><text:span text:style-name="Strong_20_Emphasis">Wordfence</text:span>: para bloquear IPs, bots, crawlers desconocidos</text:p>
            </text:list-item>
            <text:list-item>
              <text:p text:style-name="P3"><text:span text:style-name="Strong_20_Emphasis">Cloudflare</text:span> (integrado): protección DDoS, reglas de bot, JS challenge</text:p>
            </text:list-item>
          </text:list>
        </text:list-item>
      </text:list>
      <text:p text:style-name="Text_20_body"><text:span text:style-name="Strong_20_Emphasis">Opción B (premium):</text:span></text:p>
      <text:list text:style-name="L4">
        <text:list-item>
          <text:p text:style-name="P4">Tu servicio ofrece un plugin o integración personalizada que:</text:p>
          <text:list>
            <text:list-item>
              <text:p text:style-name="P4">Detecta comportamiento sospechoso (scraping, navegación rápida)</text:p>
            </text:list-item>
            <text:list-item>
              <text:p text:style-name="P4"><text:soft-page-break/>Usa Cloudflare o WAF para bloquearlo automáticamente</text:p>
            </text:list-item>
            <text:list-item>
              <text:p text:style-name="P4">Implementa challenge JS solo a crawlers</text:p>
            </text:list-item>
          </text:list>
        </text:list-item>
      </text:list>
      <text:p text:style-name="Horizontal_20_Line"/>
      <text:h text:style-name="Heading_20_2" text:outline-level="2"><text:span text:style-name="Strong_20_Emphasis">3. Fingerprinting de Contenido</text:span></text:h>
      <text:h text:style-name="Heading_20_3" text:outline-level="3"><text:span text:style-name="Strong_20_Emphasis">Acción: Añadir marcas invisibles a texto e imágenes</text:span></text:h>
      <text:p text:style-name="Text_20_body"><text:span text:style-name="Strong_20_Emphasis">Texto:</text:span></text:p>
      <text:list text:style-name="L5">
        <text:list-item>
          <text:p text:style-name="P5">Tu plugin o script añade automáticamente:</text:p>
          <text:list>
            <text:list-item>
              <text:p text:style-name="P5">Frases “trampa” o marcas semánticas difíciles de parafrasear</text:p>
            </text:list-item>
            <text:list-item>
              <text:p text:style-name="P5">Hashes invisibles (comentarios HTML o whitespace marcados)</text:p>
            </text:list-item>
          </text:list>
        </text:list-item>
      </text:list>
      <text:p text:style-name="Text_20_body"><text:span text:style-name="Strong_20_Emphasis">Imágenes:</text:span></text:p>
      <text:list text:style-name="L6">
        <text:list-item>
          <text:p text:style-name="P6">Plugin que sobrescribe imágenes en la biblioteca con versiones:</text:p>
          <text:list>
            <text:list-item>
              <text:p text:style-name="P6">Con watermark esteganográfico invisible</text:p>
            </text:list-item>
            <text:list-item>
              <text:p text:style-name="P6">Y con metadata XMP que define derechos de autor + prohibición de IA</text:p>
            </text:list-item>
          </text:list>
        </text:list-item>
      </text:list>
      <text:p text:style-name="Text_20_body"><text:span text:style-name="Strong_20_Emphasis">¿Cómo lo implementas?</text:span></text:p>
      <text:list text:style-name="L7">
        <text:list-item>
          <text:p text:style-name="P7">Puedes usar PHP + librerías de imagen (GD/ImageMagick)</text:p>
        </text:list-item>
        <text:list-item>
          <text:p text:style-name="P7">Librerías de texto propias para marcar semánticamente</text:p>
        </text:list-item>
      </text:list>
      <text:p text:style-name="Horizontal_20_Line"/>
      <text:h text:style-name="Heading_20_2" text:outline-level="2"><text:span text:style-name="Strong_20_Emphasis">4. Registro de Autoría en Blockchain (opcional o premium)</text:span></text:h>
      <text:h text:style-name="Heading_20_3" text:outline-level="3"><text:span text:style-name="Strong_20_Emphasis">Acción: Registrar contenido clave con hash y timestamp</text:span></text:h>
      <text:p text:style-name="Text_20_body"><text:span text:style-name="Strong_20_Emphasis">Tu sistema:</text:span></text:p>
      <text:list text:style-name="L8">
        <text:list-item>
          <text:p text:style-name="P8">Toma los textos o imágenes marcados</text:p>
        </text:list-item>
        <text:list-item>
          <text:p text:style-name="P8">Calcula hash (SHA256)</text:p>
        </text:list-item>
        <text:list-item>
          <text:p text:style-name="P8">Llama a API como <text:a xlink:type="simple" xlink:href="https://opentimestamps.org/" text:style-name="Internet_20_link" text:visited-style-name="Visited_20_Internet_20_Link">OpenTimestamps</text:a> o <text:a xlink:type="simple" xlink:href="https://originstamp.com/" text:style-name="Internet_20_link" text:visited-style-name="Visited_20_Internet_20_Link">OriginStamp</text:a></text:p>
        </text:list-item>
        <text:list-item>
          <text:p text:style-name="P8">Muestra al cliente un <text:span text:style-name="Strong_20_Emphasis">certificado de autoría con fecha verificable</text:span></text:p>
        </text:list-item>
      </text:list>
      <text:p text:style-name="Text_20_body"><text:span text:style-name="Strong_20_Emphasis">Plugin WordPress opcional:</text:span></text:p>
      <text:list text:style-name="L9">
        <text:list-item>
          <text:p text:style-name="P9">Botón “Registrar este post” en cada entrada o página</text:p>
        </text:list-item>
        <text:list-item>
          <text:p text:style-name="P9">Dashboard con estado y verificación</text:p>
        </text:list-item>
      </text:list>
      <text:p text:style-name="Horizontal_20_Line"/>
      <text:h text:style-name="Heading_20_2" text:outline-level="2"><text:soft-page-break/><text:span text:style-name="Strong_20_Emphasis">Resumen de Flujo para el Cliente WordPress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Paso</text:p>
            </table:table-cell>
            <table:table-cell table:style-name="Tabla1.A1" office:value-type="string">
              <text:p text:style-name="Table_20_Heading">Acción</text:p>
            </table:table-cell>
            <table:table-cell table:style-name="Tabla1.A1" office:value-type="string">
              <text:p text:style-name="Table_20_Heading">Proveedor (Tú)</text:p>
            </table:table-cell>
            <table:table-cell table:style-name="Tabla1.A1" office:value-type="string">
              <text:p text:style-name="Table_20_Heading">Nivel de dificultad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Subir archivos <text:span text:style-name="Source_20_Text">robots.txt</text:span> / <text:span text:style-name="Source_20_Text">llms.txt</text:span></text:p>
          </table:table-cell>
          <table:table-cell table:style-name="Tabla1.A1" office:value-type="string">
            <text:p text:style-name="Table_20_Contents">Web UI + Plugin</text:p>
          </table:table-cell>
          <table:table-cell table:style-name="Tabla1.A1" office:value-type="string">
            <text:p text:style-name="Table_20_Contents">Fácil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Instalar protección contra bots</text:p>
          </table:table-cell>
          <table:table-cell table:style-name="Tabla1.A1" office:value-type="string">
            <text:p text:style-name="Table_20_Contents">Plugin (tuyo o Wordfence)</text:p>
          </table:table-cell>
          <table:table-cell table:style-name="Tabla1.A1" office:value-type="string">
            <text:p text:style-name="Table_20_Contents">Fácil</text:p>
          </table:table-cell>
        </table:table-row>
        <table:table-row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Aplicar marcas invisibles</text:p>
          </table:table-cell>
          <table:table-cell table:style-name="Tabla1.A1" office:value-type="string">
            <text:p text:style-name="Table_20_Contents">Plugin que modifica contenido</text:p>
          </table:table-cell>
          <table:table-cell table:style-name="Tabla1.A1" office:value-type="string">
            <text:p text:style-name="Table_20_Contents">Media</text:p>
          </table:table-cell>
        </table:table-row>
        <table:table-row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Registrar contenido</text:p>
          </table:table-cell>
          <table:table-cell table:style-name="Tabla1.A1" office:value-type="string">
            <text:p text:style-name="Table_20_Contents">API + plugin o plataforma web</text:p>
          </table:table-cell>
          <table:table-cell table:style-name="Tabla1.A1" office:value-type="string">
            <text:p text:style-name="Table_20_Contents">Media</text:p>
          </table:table-cell>
        </table:table-row>
      </table:table>
      <text:p text:style-name="Horizontal_20_Line"/>
      <text:h text:style-name="Heading_20_2" text:outline-level="2">¿Qué validas con este caso?</text:h>
      <text:list text:style-name="L10">
        <text:list-item>
          <text:p text:style-name="P10">¿Hay fricción técnica? ¿Lo haría el cliente sin ayuda?</text:p>
        </text:list-item>
        <text:list-item>
          <text:p text:style-name="P10">¿Qué elementos debería automatizar tu solución?</text:p>
        </text:list-item>
        <text:list-item>
          <text:p text:style-name="P10">¿Qué funciones podrían formar un plan gratuito vs. uno premium?</text:p>
        </text:list-item>
      </text:list>
      <text:p text:style-name="Horizontal_20_Line"/>
      <text:p text:style-name="Text_20_body">¿Quieres que diseñemos el plugin WordPress mínimo (estructura, funciones, base de datos)? También puedo ayudarte a bosquejar el frontend de tu panel de control de clien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13:27:09.976000000</meta:creation-date>
    <dc:date>2025-06-14T13:27:14.989000000</dc:date>
    <meta:editing-duration>PT5S</meta:editing-duration>
    <meta:editing-cycles>1</meta:editing-cycles>
    <meta:document-statistic meta:table-count="1" meta:image-count="0" meta:object-count="0" meta:page-count="3" meta:paragraph-count="74" meta:word-count="507" meta:character-count="3162" meta:non-whitespace-character-count="2759"/>
    <meta:generator>LibreOffice/24.8.7.2$Windows_X86_64 LibreOffice_project/e07d0a63a46349d29051da79b1fde8160bab2a89</meta:generator>
  </office:meta>
</office:document-meta>
</file>